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1.5521in"/>
    </style:style>
    <style:style style:name="Table1.B" style:family="table-column">
      <style:table-column-properties style:column-width="4.947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1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4.9576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1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break-before="page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list-style-name="WWNum9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9" style:family="paragraph" style:parent-style-name="Standard" style:list-style-name="WWNum8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1" style:family="paragraph" style:parent-style-name="Standard" style:list-style-name="WWNum5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2" style:family="paragraph" style:parent-style-name="Standard" style:list-style-name="WWNum7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3" style:family="paragraph" style:parent-style-name="Standard" style:list-style-name="WWNum4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5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6" style:family="paragraph" style:parent-style-name="Standard" style:list-style-name="WWNum3">
      <style:paragraph-properties fo:margin-left="1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7" style:family="paragraph" style:parent-style-name="Standard" style:list-style-name="WWNum1">
      <style:paragraph-properties fo:margin-left="1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8" style:family="paragraph" style:parent-style-name="Standard" style:list-style-name="WWNum5">
      <style:paragraph-properties fo:margin-left="1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9" style:family="paragraph" style:parent-style-name="Standard" style:list-style-name="WWNum4">
      <style:paragraph-properties fo:margin-left="1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5"><text:span text:style-name="T1">UC-000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Ein WS wird über die FB befördert</text:p>
          </table:table-cell>
        </table:table-row>
        <table:table-row table:style-name="Table1.3">
          <table:table-cell table:style-name="Table1.A1" office:value-type="string">
            <text:p text:style-name="P6">Autor</text:p>
          </table:table-cell>
          <table:table-cell table:style-name="Table1.A1" office:value-type="string">
            <text:p text:style-name="P6">Kessener</text:p>
          </table:table-cell>
        </table:table-row>
        <table:table-row table:style-name="Table1.4">
          <table:table-cell table:style-name="Table1.A1" office:value-type="string">
            <text:p text:style-name="P6">Priorität</text:p>
          </table:table-cell>
          <table:table-cell table:style-name="Table1.A1" office:value-type="string">
            <text:p text:style-name="P6">Critical</text:p>
          </table:table-cell>
        </table:table-row>
        <table:table-row table:style-name="Table1.5">
          <table:table-cell table:style-name="Table1.A1" office:value-type="string">
            <text:p text:style-name="P6">Auslöser</text:p>
          </table:table-cell>
          <table:table-cell table:style-name="Table1.A1" office:value-type="string">
            <text:p text:style-name="P6">Ein WS wird auf FB1 gelegt</text:p>
          </table:table-cell>
        </table:table-row>
        <table:table-row table:style-name="Table1.6">
          <table:table-cell table:style-name="Table1.A1" office:value-type="string">
            <text:p text:style-name="P6">Akteure</text:p>
          </table:table-cell>
          <table:table-cell table:style-name="Table1.A1" office:value-type="string">
            <text:p text:style-name="P6">Das gesamte System, Nutzer</text:p>
          </table:table-cell>
        </table:table-row>
        <table:table-row table:style-name="Table1.7">
          <table:table-cell table:style-name="Table1.A1" office:value-type="string">
            <text:p text:style-name="P6">Vorbedingungen</text:p>
          </table:table-cell>
          <table:table-cell table:style-name="Table1.A1" office:value-type="string">
            <text:list xml:id="list5797063714483056457" text:style-name="WWNum9">
              <text:list-item>
                <text:p text:style-name="P7">Das WS hat eine Bohrung auf der Oberseite</text:p>
              </text:list-item>
              <text:list-item>
                <text:p text:style-name="P7">Die Rutsche von FB2 ist nicht voll</text:p>
              </text:list-item>
            </text:list>
          </table:table-cell>
        </table:table-row>
        <table:table-row table:style-name="Table1.8">
          <table:table-cell table:style-name="Table1.A1" office:value-type="string">
            <text:p text:style-name="P6">Ergebnis</text:p>
          </table:table-cell>
          <table:table-cell table:style-name="Table1.A1" office:value-type="string">
            <text:p text:style-name="P6">Das WS erreicht das Ende von FB2 und kann abgeholt werden</text:p>
          </table:table-cell>
        </table:table-row>
        <table:table-row table:style-name="Table1.9">
          <table:table-cell table:style-name="Table1.A1" office:value-type="string">
            <text:p text:style-name="P6">Haupszenario</text:p>
          </table:table-cell>
          <table:table-cell table:style-name="Table1.A1" office:value-type="string">
            <text:list xml:id="list3766139663799758757" text:style-name="WWNum3">
              <text:list-item>
                <text:p text:style-name="P8">Ein WS wird vom Nutzer auf FB1 gelegt</text:p>
              </text:list-item>
              <text:list-item>
                <text:p text:style-name="P8">FB1 befördert das WS durch die Weiche zum FB2</text:p>
                <text:list>
                  <text:list-item>
                    <text:p text:style-name="P16">In der Höhenmeßung wird das FB langsamer</text:p>
                  </text:list-item>
                </text:list>
              </text:list-item>
              <text:list-item>
                <text:p text:style-name="P8">FB2 befördert das WS zu seinem Ende</text:p>
                <text:list>
                  <text:list-item>
                    <text:p text:style-name="P16">In der Höhenmeßung wird das FB langsamer</text:p>
                  </text:list-item>
                </text:list>
              </text:list-item>
              <text:list-item>
                <text:p text:style-name="P8">Auf der Konsole werden ID, Typ und Höhenmeßwerte des WS auf der Konsole ausgegeben</text:p>
              </text:list-item>
              <text:list-item>
                <text:p text:style-name="P8">Das WS wird vom Nutzer entfernt</text:p>
              </text:list-item>
            </text:list>
          </table:table-cell>
        </table:table-row>
        <table:table-row table:style-name="Table1.10">
          <table:table-cell table:style-name="Table1.A1" office:value-type="string">
            <text:p text:style-name="P6">Alternativszenarien</text:p>
          </table:table-cell>
          <table:table-cell table:style-name="Table1.A1" office:value-type="string">
            <text:list xml:id="list7155661599306959144" text:style-name="WWNum2">
              <text:list-item>
                <text:p text:style-name="P14">1. Das WS entspricht nicht der gewünschten Reihung und <text:s text:c="2"/>__wird durch die Rutsche von FB2 aussortiert</text:p>
              </text:list-item>
            </text:list>
            <text:p text:style-name="P2"/>
            <text:list xml:id="list7517081915412523521" text:style-name="WWNum6">
              <text:list-item>
                <text:p text:style-name="P15">2. Das WS hat sich überschlagen und wird durch die Rutsche __von FB2 aussortiert</text:p>
              </text:list-item>
            </text:list>
          </table:table-cell>
        </table:table-row>
        <table:table-row table:style-name="Table1.11">
          <table:table-cell table:style-name="Table1.A1" office:value-type="string">
            <text:p text:style-name="P6">Ausnahmeszenarien</text:p>
          </table:table-cell>
          <table:table-cell table:style-name="Table1.A1" office:value-type="string">
            <text:p text:style-name="P6">-</text:p>
          </table:table-cell>
        </table:table-row>
      </table:table>
      <text:p text:style-name="P1"><text:soft-page-break/></text:p>
      <text:p text:style-name="P3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5"><text:span text:style-name="T1">UC-001</text:span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6">Name</text:p>
          </table:table-cell>
          <table:table-cell table:style-name="Table2.A1" office:value-type="string">
            <text:p text:style-name="P6">BCWS wird sortiert</text:p>
          </table:table-cell>
        </table:table-row>
        <table:table-row table:style-name="Table2.3">
          <table:table-cell table:style-name="Table2.A1" office:value-type="string">
            <text:p text:style-name="P6">Autor</text:p>
          </table:table-cell>
          <table:table-cell table:style-name="Table2.A1" office:value-type="string">
            <text:p text:style-name="P6">Kessener</text:p>
          </table:table-cell>
        </table:table-row>
        <table:table-row table:style-name="Table2.4">
          <table:table-cell table:style-name="Table2.A1" office:value-type="string">
            <text:p text:style-name="P6">Priorität</text:p>
          </table:table-cell>
          <table:table-cell table:style-name="Table2.A1" office:value-type="string">
            <text:p text:style-name="P6">Standard</text:p>
          </table:table-cell>
        </table:table-row>
        <table:table-row table:style-name="Table2.5">
          <table:table-cell table:style-name="Table2.A1" office:value-type="string">
            <text:p text:style-name="P6">Auslöser</text:p>
          </table:table-cell>
          <table:table-cell table:style-name="Table2.A1" office:value-type="string">
            <text:p text:style-name="P6">Ein BCWS wird auf FB1 gelegt</text:p>
          </table:table-cell>
        </table:table-row>
        <table:table-row table:style-name="Table2.6">
          <table:table-cell table:style-name="Table2.A1" office:value-type="string">
            <text:p text:style-name="P6">Akteure</text:p>
          </table:table-cell>
          <table:table-cell table:style-name="Table2.A1" office:value-type="string">
            <text:p text:style-name="P6">Das gesamte System, Nutzer</text:p>
          </table:table-cell>
        </table:table-row>
        <table:table-row table:style-name="Table2.7">
          <table:table-cell table:style-name="Table2.A1" office:value-type="string">
            <text:p text:style-name="P6">Vorbedingungen</text:p>
          </table:table-cell>
          <table:table-cell table:style-name="Table2.A1" office:value-type="string">
            <text:list xml:id="list1995786223488305704" text:style-name="WWNum8">
              <text:list-item>
                <text:p text:style-name="P9">Beide Rutschen sind nicht voll</text:p>
              </text:list-item>
            </text:list>
          </table:table-cell>
        </table:table-row>
        <table:table-row table:style-name="Table2.8">
          <table:table-cell table:style-name="Table2.A1" office:value-type="string">
            <text:p text:style-name="P6">Ergebnis</text:p>
          </table:table-cell>
          <table:table-cell table:style-name="Table2.A1" office:value-type="string">
            <text:p text:style-name="P6">Das BCWS wird identifiziert und korrekt plaziert</text:p>
          </table:table-cell>
        </table:table-row>
        <table:table-row table:style-name="Table2.9">
          <table:table-cell table:style-name="Table2.A1" office:value-type="string">
            <text:p text:style-name="P6">Haupszenario</text:p>
          </table:table-cell>
          <table:table-cell table:style-name="Table2.A1" office:value-type="string">
            <text:list xml:id="list6473108137535023520" text:style-name="WWNum1">
              <text:list-item>
                <text:p text:style-name="P10">Das BCWS wird vom Nutzer auf FB1 gelegt</text:p>
              </text:list-item>
              <text:list-item>
                <text:p text:style-name="P10">FB1 befördert das WS zur Höhenmessanlage</text:p>
                <text:list>
                  <text:list-item>
                    <text:p text:style-name="P17">In der Höhenmessung wird das FB langsamer</text:p>
                  </text:list-item>
                </text:list>
              </text:list-item>
              <text:list-item>
                <text:p text:style-name="P10">Das System identifiziert das WS als BCWS und gibt Zeitstempel, ID, Binärcode und Höhenmesswert des WS auf der Konsole aus</text:p>
              </text:list-item>
              <text:list-item>
                <text:p text:style-name="P10">Der Binärcode des WS ist nicht 1 oder 4</text:p>
              </text:list-item>
              <text:list-item>
                <text:p text:style-name="P10">Das WS wird zu FB2 transportiert</text:p>
              </text:list-item>
              <text:list-item>
                <text:p text:style-name="P10">FB2 befördert das WS zur Höhenmessanlage</text:p>
                <text:list>
                  <text:list-item>
                    <text:p text:style-name="P17">In der Höhenmessung wird das FB langsamer</text:p>
                  </text:list-item>
                </text:list>
              </text:list-item>
              <text:list-item>
                <text:p text:style-name="P10">Das System identifiziert das WS als BCWS und gibt Zeitstempel, ID, Binärcode unf Höhenmesswert des WS auf der Konsole aus</text:p>
              </text:list-item>
              <text:list-item>
                <text:p text:style-name="P10">Der Binärcode des WS ist nicht 2 oder 7</text:p>
              </text:list-item>
              <text:list-item>
                <text:p text:style-name="P10">Das WS wird zum Ende von FB2 transportiert und auf der Konsole werden ID, Typ und Höhenmesswerte ausgegeben</text:p>
              </text:list-item>
              <text:list-item>
                <text:p text:style-name="P10">Das WS wird vom Nutzer entfernt</text:p>
              </text:list-item>
            </text:list>
          </table:table-cell>
        </table:table-row>
        <table:table-row table:style-name="Table2.10">
          <table:table-cell table:style-name="Table2.A1" office:value-type="string">
            <text:p text:style-name="P6">Alternativszenarien</text:p>
          </table:table-cell>
          <table:table-cell table:style-name="Table2.A1" office:value-type="string">
            <text:list xml:id="list4067668093430719921" text:style-name="WWNum5">
              <text:list-item>
                <text:p text:style-name="P11">---</text:p>
                <text:list>
                  <text:list-item>
                    <text:p text:style-name="P18">Der Binärcode des WS ist 1 oder 4</text:p>
                  </text:list-item>
                  <text:list-item>
                    <text:p text:style-name="P18">Das WS wird durch die Rutsche von FB1 aussortiert</text:p>
                  </text:list-item>
                </text:list>
              </text:list-item>
            </text:list>
            <text:p text:style-name="P6"/>
            <text:list xml:id="list2490004431464545301" text:style-name="WWNum7">
              <text:list-item>
                <text:p text:style-name="P12">1. Das WS hat sich überschlagen und wird durch die Rutsch __von FB2 aussortiert</text:p>
              </text:list-item>
            </text:list>
            <text:p text:style-name="P6"/>
            <text:list xml:id="list7475684768767006424" text:style-name="WWNum4">
              <text:list-item>
                <text:p text:style-name="P13">---</text:p>
                <text:list>
                  <text:list-item>
                    <text:p text:style-name="P19">Der Binärcode des WS ist 2 oder 7</text:p>
                  </text:list-item>
                  <text:list-item>
                    <text:p text:style-name="P19">Das WS wird durch die Rutsche von FB2 aussortiert</text:p>
                  </text:list-item>
                </text:list>
              </text:list-item>
            </text:list>
          </table:table-cell>
        </table:table-row>
        <table:table-row table:style-name="Table2.11">
          <table:table-cell table:style-name="Table2.A1" office:value-type="string">
            <text:p text:style-name="P6">Ausnahmeszenarien</text:p>
          </table:table-cell>
          <table:table-cell table:style-name="Table2.A1" office:value-type="string">
            <text:p text:style-name="P6">-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6" meta:paragraph-count="67" meta:word-count="387" meta:character-count="2110" meta:non-whitespace-character-count="1819"/>
    <meta:generator>LibreOfficeDev/5.1.0.3$Linux_X86_64 LibreOffice_project/</meta:generator>
  </office:meta>
</office:document-meta>
</file>